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style="italic" style:font-name-asian="Times New Roman" style:font-style-asian="italic" style:font-name-complex="Times New Roman"/>
    </style:style>
    <style:style style:name="T7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T8" style:family="text">
      <style:text-properties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93cm" draw:z-index="0"><draw:image xlink:href="../../odt_eng/images/0073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Linear with saturation and non-sensitivity zon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07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<text:s/>and implements the transformation of the vector of input signals by means of </text:span></text:span><text:span text:style-name="Основной_20_шрифт_20_абзаца"><text:span text:style-name="T6">unified</text:span></text:span><text:span text:style-name="Основной_20_шрифт_20_абзаца"><text:span text:style-name="T3"> non-linear static characteristic of “linear with saturation and non-sensitivity zone” type as per the following algorithm:</text:span></text:span></text:p>
            <text:p text:style-name="P5"><text:span text:style-name="Основной_20_шрифт_20_абзаца"><text:span text:style-name="T8"><draw:frame draw:style-name="fr3" draw:name="Графический объект3" text:anchor-type="as-char" svg:y="0cm" svg:width="2.538cm" svg:height="2.223cm" draw:z-index="0"><draw:image xlink:href="../../odt_eng/images/0073_static.png" xlink:type="simple" xlink:show="embed" xlink:actuate="onLoad"/></draw:frame></text:span></text:span></text:p>
            <text:p text:style-name="P5"><draw:frame draw:style-name="fr4" draw:name="Объект1" text:anchor-type="as-char" svg:width="7.932cm" svg:height="3.45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is the vector of input signals;</text:span></text:span><text:span text:style-name="Основной_20_шрифт_20_абзаца"><text:span text:style-name="T3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is the vector of output signals;</text:span></text:span></text:p>
            <text:p text:style-name="P6"><draw:frame draw:style-name="fr4" draw:name="Объект4" text:anchor-type="as-char" svg:width="5.489cm" svg:height="1.312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3576932041456795803" text:style-name="L1">
              <text:list-item>
                <text:p text:style-name="P8"><text:span text:style-name="Основной_20_шрифт_20_абзаца"><text:span text:style-name="T3">Limitation lower limit –</text:span></text:span><text:span text:style-name="Основной_20_шрифт_20_абзаца"><text:span text:style-name="T3"><draw:frame draw:style-name="fr4" draw:name="Объект8" text:anchor-type="as-char" svg:width="0.63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Non-sensitivity zone lower limit –</text:span></text:span><text:span text:style-name="Основной_20_шрифт_20_абзаца"><text:span text:style-name="T3"><draw:frame draw:style-name="fr4" draw:name="Объект5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Non-sensitivity zone upper limit –</text:span></text:span><text:span text:style-name="Основной_20_шрифт_20_абзаца"><text:span text:style-name="T3"><draw:frame draw:style-name="fr4" draw:name="Объект6" text:anchor-type="as-char" svg:width="0.4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Limitation upper limit –</text:span></text:span><text:span text:style-name="Основной_20_шрифт_20_абзаца"><text:span text:style-name="T3"><draw:frame draw:style-name="fr4" draw:name="Объект9" text:anchor-type="as-char" svg:width="0.609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Function lower value –</text:span></text:span><text:span text:style-name="Основной_20_шрифт_20_абзаца"><text:span text:style-name="T3"><draw:frame draw:style-name="fr4" draw:name="Объект10" text:anchor-type="as-char" svg:width="0.653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<text:s/>Function upper value –</text:span></text:span><text:span text:style-name="Основной_20_шрифт_20_абзаца"><text:span text:style-name="T3"><draw:frame draw:style-name="fr4" draw:name="Объект11" text:anchor-type="as-char" svg:width="0.663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</text:list>
            <text:p text:style-name="Text_20_body"><text:span text:style-name="Основной_20_шрифт_20_абзаца"><text:span text:style-name="T5">Note:</text:span></text:span><text:span text:style-name="Основной_20_шрифт_20_абзаца"><text:span text:style-name="T3"> in order to implement the vector processing any signals to be transformed shall be “compressed” in a vector input signal by means of a typical</text:span></text:span><text:span text:style-name="Основной_20_шрифт_20_абзаца"><text:span text:style-name="T7"> Multiplexer</text:span></text:span><text:span text:style-name="Основной_20_шрифт_20_абзаца"><text:span text:style-name="T3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инейное с насыщением и зоной нечувствительности</dc:title>
    <dc:creator>Александр </dc:creator>
    <meta:creation-date>2012-01-25T07:55:00Z</meta:creation-date>
    <dc:date>2012-03-04T20:16:41.94</dc:date>
    <meta:editing-cycles>72</meta:editing-cycles>
    <meta:editing-duration>PT2H31M49S</meta:editing-duration>
    <meta:document-statistic meta:table-count="1" meta:image-count="3" meta:object-count="10" meta:page-count="1" meta:paragraph-count="18" meta:word-count="125" meta:character-count="730"/>
    <meta:template xlink:type="simple" xlink:actuate="onRequest" xlink:title="" xlink:href="../../odt_eng/0073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if ~ x(t) &lt;= a_1 ; #
alignl k_1 cdot (x(t)-a), ~ if a_1 &lt; x(t) &lt; a ; #
alignl 0, ~ if ~ a &lt;= x(t) &lt;= b #
alignl k_2 cdot (x(t)-b), ~ if ~ b &lt; x(t) &lt; b_1 ; #
alignl y_2, ~ if ~ x(t) &gt;= b_1 ;  }
right none
</annotation>
  </semantics>
</math>
</file>

<file path=Object 10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9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